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1">
      <style:map style:condition="cell-content()&gt;0" style:apply-style-name="Good" style:base-cell-address="Sheet1.D2"/>
      <style:map style:condition="cell-content()&lt;0" style:apply-style-name="Bad" style:base-cell-address="Sheet1.D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row table:style-name="ro1">
          <table:table-cell/>
          <table:table-cell office:value-type="string" calcext:value-type="string">
            <text:p>OR Tools</text:p>
          </table:table-cell>
          <table:table-cell office:value-type="string" calcext:value-type="string">
            <text:p>LN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./data/problem-00.txt</text:p>
          </table:table-cell>
          <table:table-cell office:value-type="float" office:value="8.73967069374149" calcext:value-type="float">
            <text:p>8.740</text:p>
          </table:table-cell>
          <table:table-cell office:value-type="float" office:value="8.37700805228523" calcext:value-type="float">
            <text:p>8.377</text:p>
          </table:table-cell>
          <table:table-cell table:style-name="ce2" table:formula="of:=[.B2]-[.C2]" office:value-type="float" office:value="0.362662641456259" calcext:value-type="float">
            <text:p>0.363</text:p>
          </table:table-cell>
        </table:table-row>
        <table:table-row table:style-name="ro1">
          <table:table-cell office:value-type="string" calcext:value-type="string">
            <text:p>./data/problem-01.txt</text:p>
          </table:table-cell>
          <table:table-cell office:value-type="float" office:value="12.9503826999426" calcext:value-type="float">
            <text:p>12.950</text:p>
          </table:table-cell>
          <table:table-cell office:value-type="float" office:value="12.6072298788112" calcext:value-type="float">
            <text:p>12.607</text:p>
          </table:table-cell>
          <table:table-cell table:style-name="ce2" table:formula="of:=[.B3]-[.C3]" office:value-type="float" office:value="0.343152821131353" calcext:value-type="float">
            <text:p>0.343</text:p>
          </table:table-cell>
        </table:table-row>
        <table:table-row table:style-name="ro1">
          <table:table-cell office:value-type="string" calcext:value-type="string">
            <text:p>./data/problem-02.txt</text:p>
          </table:table-cell>
          <table:table-cell office:value-type="float" office:value="17.3366549467511" calcext:value-type="float">
            <text:p>17.337</text:p>
          </table:table-cell>
          <table:table-cell office:value-type="float" office:value="16.8193144376597" calcext:value-type="float">
            <text:p>16.819</text:p>
          </table:table-cell>
          <table:table-cell table:style-name="ce2" table:formula="of:=[.B4]-[.C4]" office:value-type="float" office:value="0.517340509091401" calcext:value-type="float">
            <text:p>0.517</text:p>
          </table:table-cell>
        </table:table-row>
        <table:table-row table:style-name="ro1">
          <table:table-cell office:value-type="string" calcext:value-type="string">
            <text:p>./data/problem-03.txt</text:p>
          </table:table-cell>
          <table:table-cell office:value-type="float" office:value="15.0734168531042" calcext:value-type="float">
            <text:p>15.073</text:p>
          </table:table-cell>
          <table:table-cell office:value-type="float" office:value="14.5734986183119" calcext:value-type="float">
            <text:p>14.573</text:p>
          </table:table-cell>
          <table:table-cell table:style-name="ce2" table:formula="of:=[.B5]-[.C5]" office:value-type="float" office:value="0.499918234792336" calcext:value-type="float">
            <text:p>0.500</text:p>
          </table:table-cell>
        </table:table-row>
        <table:table-row table:style-name="ro1">
          <table:table-cell office:value-type="string" calcext:value-type="string">
            <text:p>./data/problem-04.txt</text:p>
          </table:table-cell>
          <table:table-cell office:value-type="float" office:value="15.6462245944801" calcext:value-type="float">
            <text:p>15.646</text:p>
          </table:table-cell>
          <table:table-cell office:value-type="float" office:value="15.6899273897405" calcext:value-type="float">
            <text:p>15.690</text:p>
          </table:table-cell>
          <table:table-cell table:style-name="ce2" table:formula="of:=[.B6]-[.C6]" office:value-type="float" office:value="-0.0437027952604154" calcext:value-type="float">
            <text:p>-0.044</text:p>
          </table:table-cell>
        </table:table-row>
        <table:table-row table:style-name="ro1">
          <table:table-cell office:value-type="string" calcext:value-type="string">
            <text:p>./data/problem-05.txt</text:p>
          </table:table-cell>
          <table:table-cell office:value-type="float" office:value="15.5237803681691" calcext:value-type="float">
            <text:p>15.524</text:p>
          </table:table-cell>
          <table:table-cell office:value-type="float" office:value="15.1399066709887" calcext:value-type="float">
            <text:p>15.140</text:p>
          </table:table-cell>
          <table:table-cell table:style-name="ce2" table:formula="of:=[.B7]-[.C7]" office:value-type="float" office:value="0.383873697180368" calcext:value-type="float">
            <text:p>0.384</text:p>
          </table:table-cell>
        </table:table-row>
        <table:table-row table:style-name="ro1">
          <table:table-cell office:value-type="string" calcext:value-type="string">
            <text:p>./data/problem-06.txt</text:p>
          </table:table-cell>
          <table:table-cell office:value-type="float" office:value="15.4084226260621" calcext:value-type="float">
            <text:p>15.408</text:p>
          </table:table-cell>
          <table:table-cell office:value-type="float" office:value="15.258298311818" calcext:value-type="float">
            <text:p>15.258</text:p>
          </table:table-cell>
          <table:table-cell table:style-name="ce2" table:formula="of:=[.B8]-[.C8]" office:value-type="float" office:value="0.15012431424412" calcext:value-type="float">
            <text:p>0.150</text:p>
          </table:table-cell>
        </table:table-row>
        <table:table-row table:style-name="ro1">
          <table:table-cell office:value-type="string" calcext:value-type="string">
            <text:p>./data/problem-07.txt</text:p>
          </table:table-cell>
          <table:table-cell office:value-type="float" office:value="15.5785683733133" calcext:value-type="float">
            <text:p>15.579</text:p>
          </table:table-cell>
          <table:table-cell office:value-type="float" office:value="15.2840900561205" calcext:value-type="float">
            <text:p>15.284</text:p>
          </table:table-cell>
          <table:table-cell table:style-name="ce2" table:formula="of:=[.B9]-[.C9]" office:value-type="float" office:value="0.294478317192858" calcext:value-type="float">
            <text:p>0.294</text:p>
          </table:table-cell>
        </table:table-row>
        <table:table-row table:style-name="ro1">
          <table:table-cell office:value-type="string" calcext:value-type="string">
            <text:p>./data/problem-08.txt</text:p>
          </table:table-cell>
          <table:table-cell office:value-type="float" office:value="14.0523315400857" calcext:value-type="float">
            <text:p>14.052</text:p>
          </table:table-cell>
          <table:table-cell office:value-type="float" office:value="13.6645973115466" calcext:value-type="float">
            <text:p>13.665</text:p>
          </table:table-cell>
          <table:table-cell table:style-name="ce2" table:formula="of:=[.B10]-[.C10]" office:value-type="float" office:value="0.387734228539109" calcext:value-type="float">
            <text:p>0.388</text:p>
          </table:table-cell>
        </table:table-row>
        <table:table-row table:style-name="ro1">
          <table:table-cell office:value-type="string" calcext:value-type="string">
            <text:p>./data/problem-09.txt</text:p>
          </table:table-cell>
          <table:table-cell office:value-type="float" office:value="13.1154241608846" calcext:value-type="float">
            <text:p>13.115</text:p>
          </table:table-cell>
          <table:table-cell office:value-type="float" office:value="12.8292598068048" calcext:value-type="float">
            <text:p>12.829</text:p>
          </table:table-cell>
          <table:table-cell table:style-name="ce2" table:formula="of:=[.B11]-[.C11]" office:value-type="float" office:value="0.286164354079791" calcext:value-type="float">
            <text:p>0.286</text:p>
          </table:table-cell>
        </table:table-row>
        <table:table-row table:style-name="ro1">
          <table:table-cell office:value-type="string" calcext:value-type="string">
            <text:p>./data/problem-10.txt</text:p>
          </table:table-cell>
          <table:table-cell office:value-type="float" office:value="13.595716274408" calcext:value-type="float">
            <text:p>13.596</text:p>
          </table:table-cell>
          <table:table-cell office:value-type="float" office:value="13.5423792167771" calcext:value-type="float">
            <text:p>13.542</text:p>
          </table:table-cell>
          <table:table-cell table:style-name="ce2" table:formula="of:=[.B12]-[.C12]" office:value-type="float" office:value="0.0533370576308894" calcext:value-type="float">
            <text:p>0.053</text:p>
          </table:table-cell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D2:Sheet1.D12">
            <calcext:condition calcext:apply-style-name="Good" calcext:value="&gt;0" calcext:base-cell-address="Sheet1.D2"/>
            <calcext:condition calcext:apply-style-name="Bad" calcext:value="&lt;0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7T14:31:36.243069562</meta:creation-date>
    <dc:date>2022-01-17T14:44:44.508466560</dc:date>
    <meta:editing-duration>PT1M18S</meta:editing-duration>
    <meta:editing-cycles>1</meta:editing-cycles>
    <meta:document-statistic meta:table-count="1" meta:cell-count="47" meta:object-count="0"/>
    <meta:generator>LibreOffice/7.2.5.2.0$Linux_X86_64 LibreOffice_project/20$Build-2</meta:generator>
  </office:meta>
</office:document-meta>
</file>